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23.44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274.2pt"/>
    </style:style>
    <style:style style:name="co7" style:family="table-column">
      <style:table-column-properties fo:break-before="auto" style:column-width="184.85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90.49pt"/>
    </style:style>
    <style:style style:name="co10" style:family="table-column">
      <style:table-column-properties fo:break-before="auto" style:column-width="56.86pt"/>
    </style:style>
    <style:style style:name="co11" style:family="table-column">
      <style:table-column-properties fo:break-before="auto" style:column-width="138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rotation-angle="90"/>
    </style:style>
    <style:style style:name="ce24" style:family="table-cell" style:parent-style-name="Default" style:data-style-name="N100">
      <style:text-properties fo:color="#ff000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ext-properties fo:color="#ff6600"/>
    </style:style>
    <style:style style:name="ce27" style:family="table-cell" style:parent-style-name="Default" style:data-style-name="N100">
      <style:table-cell-properties fo:background-color="#eeeeee" style:vertical-align="top"/>
    </style:style>
    <style:style style:name="ce28" style:family="table-cell" style:parent-style-name="Default" style:data-style-name="N100">
      <style:table-cell-properties style:vertical-align="top"/>
      <style:text-properties fo:color="#ff0000"/>
    </style:style>
    <style:style style:name="ce29" style:family="table-cell" style:parent-style-name="Default" style:data-style-name="N100">
      <style:text-properties style:use-window-font-color="true"/>
    </style:style>
    <style:style style:name="ce30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1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0">
      <style:table-cell-properties fo:background-color="#eeeeee"/>
      <style:text-properties fo:color="#ff0000"/>
    </style:style>
    <style:style style:name="ce35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8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100">
      <style:table-cell-properties fo:background-color="transparent"/>
      <style:text-properties fo:color="#ff0000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999999"/>
    </style:style>
    <style:style style:name="T5" style:family="text">
      <style:text-properties fo:color="#ff3333"/>
    </style:style>
    <style:style style:name="T6" style:family="text">
      <style:text-properties fo:color="#999999" fo:font-style="italic" style:font-style-asian="italic" style:font-style-complex="italic"/>
    </style:style>
    <style:style style:name="T7" style:family="text">
      <style:text-properties fo:color="#999999" fo:font-style="normal" style:font-style-asian="normal" style:font-style-complex="normal"/>
    </style:style>
    <style:style style:name="T8" style:family="text"/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weight-asian="normal" style:font-weight-complex="normal" fo:color="#999999"/>
    </style:style>
    <style:style style:name="T12" style:family="text">
      <style:text-properties fo:color="#b2b2b2" fo:font-style="italic" style:font-style-asian="italic" style:font-style-complex="italic"/>
    </style:style>
    <style:style style:name="T13" style:family="text">
      <style:text-properties style:font-name-asian="Droid Sans Fallback" style:font-name-complex=""/>
    </style:style>
    <style:style style:name="T14" style:family="text">
      <style:text-properties style:font-name-asian="Droid Sans Fallback" style:font-name-complex="" fo:color="#999999" fo:font-style="italic" style:font-style-asian="italic" style:font-style-complex="italic"/>
    </style:style>
    <style:style style:name="T15" style:family="text">
      <style:text-properties fo:color="#999999" fo:font-style="normal" style:font-name-asian="Droid Sans Fallback" style:font-name-complex="" style:font-style-asian="normal" style:font-style-complex="normal"/>
    </style:style>
    <style:style style:name="T16" style:family="text">
      <style:text-properties fo:color="#999999" style:font-name-asian="Droid Sans Fallback" style:font-name-complex="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2" table:default-cell-style-name="ce13"/>
        <table:table-column table:style-name="co4" table:default-cell-style-name="ce1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8" table:default-cell-style-name="ce3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office:value-type="string" calcext:value-type="string">
            <text:p>duplicate_key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1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3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1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9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4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<text:span text:style-name="T5">(opposite)</text:span> bos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ce5" office:value-type="string" calcext:value-type="string">
            <text:p>no_debugger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0" office:value-type="string" calcext:value-type="string">
            <text:p><text:span text:style-name="T5">(opposite)</text:span> debug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deprecated_iterator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5">(opposite)</text:span> iterator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5">(opposite) </text:span>proto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2" office:value-type="string" calcext:value-type="string">
            <text:p><text:span text:style-name="T3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curly_braces_required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</text:span> laxcomma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funcscop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3">(opposite)</text:span> loopfunc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</text:span> laxbreak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4">: inner=</text:span><text:span text:style-name="T6">false</text:span><text:span text:style-name="T7">, outer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 </text:span>withstm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semicolons_required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asi + <text:span text:style-name="T3">(opposite)</text:span> lastsemic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strict_mode_required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valid_this_required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</text:span> validthi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alt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src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label-req-for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tag-name-lowercase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vendor-prefix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star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underscore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zero-units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overqualified-elements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9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5" office:value-type="string" calcext:value-type="string">
            <text:p>file_end_newlin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line_end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\n<text:span text:style-name="T2">=lf=true</text:span></text:p>
          </table:table-cell>
          <table:table-cell office:value-type="string" calcext:value-type="string">
            <text:p>\r\n=<text:span text:style-name="T2">crlf</text:span>, consistent</text:p>
          </table:table-cell>
          <table:table-cell table:style-name="ce25"/>
          <table:table-cell table:style-name="ce34" table:number-columns-repeated="2"/>
          <table:table-cell table:style-name="ce9"/>
          <table:table-cell table:style-name="ce34" table:number-columns-repeated="2"/>
          <table:table-cell table:number-columns-repeated="1008"/>
        </table:table-row>
        <table:table-row table:style-name="ro2">
          <table:table-cell table:style-name="ce5" office:value-type="string" calcext:value-type="string">
            <text:p>line_end_whitespac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4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indentation (no_tabs=true)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consistent<text:span text:style-name="T2">=true</text:span></text:p>
          </table:table-cell>
          <table:table-cell office:value-type="string" calcext:value-type="string">
            <text:p>2,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3">(ERR)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4" office:value-type="string" calcext:value-type="string">
            <text:p>indent-style <text:span text:style-name="T4">: 'tabs', 'spaces', 'nonmixed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rrow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4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no_backtick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empty_param_list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implicit_brac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no_trailing_semicol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trailing_semicolon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unnecessary_fat_arrow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prefer_english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allowed_global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{}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global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braces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0<text:span text:style-name="T2">=true</text:span>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4">{spacing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camel_case_classes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4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colon_assignment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0=true</text:p>
          </table:table-cell>
          <table:table-cell/>
          <table:table-cell office:value-type="string" calcext:value-type="string">
            <text:p>colon_assignment_spacing <text:span text:style-name="T4">{spacing.left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interpolation_in_single_quot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unnecessary_bracke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5" office:value-type="string" calcext:value-type="string">
            <text:p>(opposite)<text:span text:style-name="T8"> sub</text:span>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quote_consistency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no_unnecessary_double_quotes</text:p>
          </table:table-cell>
          <table:table-cell table:style-name="ce36" office:value-type="string" calcext:value-type="string">
            <text:p><text:span text:style-name="T9">quotmark</text:span><text:span text:style-name="T10"> </text:span><text:span text:style-name="T11">: true, 'single', 'double'</text:span></text:p>
          </table:table-cell>
          <table:table-cell table:style-name="ce24" office:value-type="string" calcext:value-type="string">
            <text:p>x</text:p>
          </table:table-cell>
          <table:table-cell table:style-name="ce36" office:value-type="string" calcext:value-type="string">
            <text:p><text:span text:style-name="T9">attr-quote-style</text:span><text:span text:style-name="T10"> </text:span><text:span text:style-name="T11">: 'quoted', 'single', 'double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pace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spacing_after_comma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3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eqeqeq + <text:span text:style-name="T5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8"/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comma_separated_attribute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8"/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4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2"/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2"/>
          <table:table-cell table:style-name="ce4" table:number-columns-repeated="5"/>
          <table:table-cell table:style-name="ce39"/>
          <table:table-cell table:style-name="ce4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5" office:value-type="string" calcext:value-type="string">
            <text:p>max_line_length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2">=80 , INT&gt;0</text:span></text:p>
          </table:table-cell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4" table:number-columns-repeated="5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7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_variables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8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2">
          <table:table-cell table:style-name="ce7" office:value-type="string" calcext:value-type="string">
            <text:p>constructor_parentheses_required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8" office:value-type="string" calcext:value-type="string">
            <text:p>x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8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3">
          <table:table-cell table:style-name="ce5" office:value-type="string" calcext:value-type="string">
            <text:p>no_plusplu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3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3">(opposite)</text:span> expr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4" table:number-columns-repeated="2"/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7"/>
          <table:table-cell table:style-name="ce7" office:value-type="string" calcext:value-type="string">
            <text:p><text:span text:style-name="T3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29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4" office:value-type="string" calcext:value-type="string">
            <text:p>cyclomatic_complexity</text:p>
          </table:table-cell>
          <table:table-cell table:style-name="ce33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30" office:value-type="string" calcext:value-type="string">
            <text:p>max_line_length</text:p>
          </table:table-cell>
          <table:table-cell table:style-name="ce37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2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2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3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2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8" office:value-type="string" calcext:value-type="string">
            <text:p><text:span text:style-name="T13">phantom </text:span><text:span text:style-name="T14">(global defs) +</text:span></text:p>
            <text:p><text:span text:style-name="T15">enforceall </text:span><text:span text:style-name="T16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tag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5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3" table:number-columns-repeated="6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5">
          <table:table-cell/>
          <table:table-cell table:style-name="ce13" table:number-columns-repeated="6"/>
          <table:table-cell table:number-columns-repeated="1017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:Sheet1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9:47:30.56877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6T21:00:33.028356219</dc:date>
    <meta:editing-duration>PT16H53M52S</meta:editing-duration>
    <meta:editing-cycles>131</meta:editing-cycles>
    <meta:generator>LibreOffice/4.4.0.3$Linux_X86_64 LibreOffice_project/40m0$Build-3</meta:generator>
    <meta:document-statistic meta:table-count="1" meta:cell-count="658" meta:object-count="0"/>
  </office:meta>
</office:document-meta>
</file>